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19.11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2.64pt"/>
    </style:style>
    <style:style style:name="co11" style:family="table-column">
      <style:table-column-properties fo:break-before="auto" style:column-width="112.96pt"/>
    </style:style>
    <style:style style:name="co12" style:family="table-column">
      <style:table-column-properties fo:break-before="auto" style:column-width="116.79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99.81pt"/>
    </style:style>
    <style:style style:name="co15" style:family="table-column">
      <style:table-column-properties fo:break-before="auto" style:column-width="105.99pt"/>
    </style:style>
    <style:style style:name="co16" style:family="table-column">
      <style:table-column-properties fo:break-before="auto" style:column-width="98.25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28.8pt"/>
    </style:style>
    <style:style style:name="co19" style:family="table-column">
      <style:table-column-properties fo:break-before="auto" style:column-width="37.3pt"/>
    </style:style>
    <style:style style:name="co20" style:family="table-column">
      <style:table-column-properties fo:break-before="auto" style:column-width="42.69pt"/>
    </style:style>
    <style:style style:name="co21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">
      <style:table-cell-properties fo:wrap-option="wrap"/>
    </style:style>
    <style:style style:name="ce7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nfig_sizes" table:style-name="ta1">
        <table:shapes>
          <draw:frame draw:z-index="0" draw:style-name="gr1" draw:text-style-name="P1" svg:width="453.51pt" svg:height="255.09pt" svg:x="723.17pt" svg:y="116.56pt">
            <draw:object draw:notify-on-update-of-ranges="config_sizes.D35:config_sizes.D77 config_sizes.C32:config_sizes.C32 config_sizes.E35:config_sizes.E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734.12pt" svg:y="459.13pt">
            <draw:object draw:notify-on-update-of-ranges="config_sizes.F35:config_sizes.F56 config_sizes.C32:config_sizes.C32 config_sizes.G35:config_sizes.G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 Config Size</text:p>
          </table:table-cell>
          <table:table-cell office:value-type="string" calcext:value-type="string">
            <text:p>Lin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gs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fig parameters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ext retrieval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ute handlers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formula="of:=[.C3]-SUM([.C4:.C6])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fig parameters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ext retrieval</text:p>
          </table:table-cell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ute handlers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formula="of:=[.C9]-SUM([.C10:.C12])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ypso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fig parameters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ext retrieval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ute handlers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formula="of:=[.C15]-SUM([.C16:.C18])" office:value-type="float" office:value="58" calcext:value-type="float">
            <text:p>5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ackend Changes</text:p>
          </table:table-cell>
          <table:table-cell office:value-type="string" calcext:value-type="string">
            <text:p>Lin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gs</text:p>
          </table:table-cell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dui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lypso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rontend Changes</text:p>
          </table:table-cell>
          <table:table-cell office:value-type="string" calcext:value-type="string">
            <text:p>Lines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Gogs</text:p>
          </table:table-cell>
          <table:table-cell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nduit</text:p>
          </table:table-cell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alypso</text:p>
          </table:table-cell>
          <table:table-cell office:value-type="float" office:value="402" calcext:value-type="float">
            <text:p>4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outes Secured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Classes by 1</text:p>
          </table:table-cell>
          <table:table-cell/>
          <table:table-cell office:value-type="string" calcext:value-type="string">
            <text:p>Classes by 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og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login</text:p>
          </table:table-cell>
          <table:table-cell table:number-columns-repeated="2" office:value-type="float" office:value="1" calcext:value-type="float">
            <text:p>1</text:p>
          </table:table-cell>
          <table:table-cell table:number-matrix-columns-spanned="1" table:number-matrix-rows-spanned="42" table:formula="of:=FREQUENCY([.C34:.C57];[.D34:.D7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21" table:formula="of:=FREQUENCY([.C34:.C57];[.F34:.F5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repoSettings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d SSH k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ete SSH k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nge user setting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change primary email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nge passwor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ave rep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ete app toke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publish new release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ete web hook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ondui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log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ete commen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ete articl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update user settings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alypso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finish login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ebsite settings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vite new collab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nge site address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nge site them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routes</text:p>
          </table:table-cell>
          <table:table-cell table:formula="of:=COUNT([.C35:.C57])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vg DSL LoC</text:p>
          </table:table-cell>
          <table:table-cell table:style-name="ce6" table:formula="of:=AVERAGE([.C34];[.C36];[.C37];[.C38];[.C40];[.C41];[.C42];[.C44];[.C47];[.C48];[.C49];[.C54];[.C55];[.C56];[.C57])" office:value-type="float" office:value="4.06666666666667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vg Custom LoC</text:p>
          </table:table-cell>
          <table:table-cell table:style-name="ce6" table:formula="of:=AVERAGE([.C35];[.C39];[.C43];[.C50];[.C53])" office:value-type="float" office:value="31.8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Intrusiveness on Backend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Total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ogs Intrus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ing routes</text:p>
          </table:table-cell>
          <table:table-cell office:value-type="string" calcext:value-type="string">
            <text:p>web.g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nes</text:p>
          </table:table-cell>
          <table:table-cell table:formula="of:=SUM([.C86:.C103])" office:value-type="float" office:value="1293" calcext:value-type="float">
            <text:p>1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 webauthn db</text:p>
          </table:table-cell>
          <table:table-cell office:value-type="string" calcext:value-type="string">
            <text:p>db.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es</text:p>
          </table:table-cell>
          <table:table-cell table:formula="of:=COUNT([.C86:.C103])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t webauthn db</text:p>
          </table:table-cell>
          <table:table-cell office:value-type="string" calcext:value-type="string">
            <text:p>models.g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 actions</text:p>
          </table:table-cell>
          <table:table-cell office:value-type="string" calcext:value-type="string">
            <text:p>repo.go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user actions</text:p>
          </table:table-cell>
          <table:table-cell office:value-type="string" calcext:value-type="string">
            <text:p>user.go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db actions</text:p>
          </table:table-cell>
          <table:table-cell office:value-type="string" calcext:value-type="string">
            <text:p>webauthn.go</text:p>
          </table:table-cell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user model</text:p>
          </table:table-cell>
          <table:table-cell office:value-type="string" calcext:value-type="string">
            <text:p>webauthn_user.go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form plumbing</text:p>
          </table:table-cell>
          <table:table-cell office:value-type="string" calcext:value-type="string">
            <text:p>auth.g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form plumbing</text:p>
          </table:table-cell>
          <table:table-cell office:value-type="string" calcext:value-type="string">
            <text:p>repo.go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form plumbing</text:p>
          </table:table-cell>
          <table:table-cell office:value-type="string" calcext:value-type="string">
            <text:p>user.go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validation code</text:p>
          </table:table-cell>
          <table:table-cell office:value-type="string" calcext:value-type="string">
            <text:p>auths.go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it webauthn db</text:p>
          </table:table-cell>
          <table:table-cell office:value-type="string" calcext:value-type="string">
            <text:p>install.go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release actions</text:p>
          </table:table-cell>
          <table:table-cell office:value-type="string" calcext:value-type="string">
            <text:p>release.go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user actions</text:p>
          </table:table-cell>
          <table:table-cell office:value-type="string" calcext:value-type="string">
            <text:p>settings.go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registration</text:p>
          </table:table-cell>
          <table:table-cell office:value-type="string" calcext:value-type="string">
            <text:p>auth.go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ebauthn user actions</text:p>
          </table:table-cell>
          <table:table-cell office:value-type="string" calcext:value-type="string">
            <text:p>settings.go</text:p>
          </table:table-cell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sitroy actions</text:p>
          </table:table-cell>
          <table:table-cell office:value-type="string" calcext:value-type="string">
            <text:p>repo_server.go</text:p>
          </table:table-cell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authn actions</text:p>
          </table:table-cell>
          <table:table-cell office:value-type="string" calcext:value-type="string">
            <text:p>webauthn_server.go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gs Firew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er context route</text:p>
          </table:table-cell>
          <table:table-cell office:value-type="string" calcext:value-type="string">
            <text:p>web.g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ines</text:p>
          </table:table-cell>
          <table:table-cell table:formula="of:=SUM([.C107:.C111])" office:value-type="float" office:value="168" calcext:value-type="float">
            <text:p>1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 for access tokens</text:p>
          </table:table-cell>
          <table:table-cell office:value-type="string" calcext:value-type="string">
            <text:p>access_tokens.g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iles</text:p>
          </table:table-cell>
          <table:table-cell table:formula="of:=COUNT([.C107:.C111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 for access tokens</text:p>
          </table:table-cell>
          <table:table-cell office:value-type="string" calcext:value-type="string">
            <text:p>mocks.go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xt for email</text:p>
          </table:table-cell>
          <table:table-cell office:value-type="string" calcext:value-type="string">
            <text:p>user_mail.g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context handler</text:p>
          </table:table-cell>
          <table:table-cell office:value-type="string" calcext:value-type="string">
            <text:p>server_context.go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rontend Changes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repo/release/new.tmpl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Lines</text:p>
          </table:table-cell>
          <table:table-cell table:formula="of:=SUM([.C115:.C125])"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ings/options.tmpl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iles</text:p>
          </table:table-cell>
          <table:table-cell table:formula="of:=COUNT([.C115:.C125])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bhook/list.tmpl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verage</text:p>
          </table:table-cell>
          <table:table-cell table:formula="of:=AVERAGE([.C115];[.C116];[.C117];[.C120];[.C121];[.C122];[.C123];[.C124];[.C125];[.C119])" office:value-type="float" office:value="54.2" calcext:value-type="float">
            <text:p>54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uth/login.tmpl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applications.tmpl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email.tmpl</text:p>
          </table:table-cell>
          <table:table-cell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password.tmpl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profile.tmpl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repositories.tmpl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security.tmpl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ings/sshkeys.tmpl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vg Changes per Rou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gs Intrusive</text:p>
          </table:table-cell>
          <table:table-cell table:style-name="ce6" table:formula="of:=AVERAGE([.C96];[.C98];[.C99];[.C100])" office:value-type="float" office:value="86.5" calcext:value-type="float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gs Firewall</text:p>
          </table:table-cell>
          <table:table-cell table:style-name="ce6" table:formula="of:=AVERAGE([.C35:.C44])" office:value-type="float" office:value="10.7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ntend</text:p>
          </table:table-cell>
          <table:table-cell table:style-name="ce6" table:formula="of:=AVERAGE([.C115:.C125])" office:value-type="float" office:value="51.8181818181818" calcext:value-type="float">
            <text:p>52</text:p>
          </table:table-cell>
          <table:table-cell table:number-columns-repeated="102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_results" table:style-name="ta1">
        <table:shapes>
          <draw:frame draw:z-index="0" draw:style-name="gr2" draw:text-style-name="P1" svg:width="453.51pt" svg:height="255.09pt" svg:x="73.11pt" svg:y="527.53pt">
            <draw:object draw:notify-on-update-of-ranges="perf_results.B1:perf_results.B1 perf_results.B3:perf_results.B32 perf_results.A3:perf_results.A32 perf_results.D1:perf_results.D1 perf_results.D3:perf_results.D32 perf_results.A3:perf_results.A32 perf_results.C1:perf_results.C1 perf_results.C3:perf_results.C32 perf_results.A3:perf_results.A32" xlink:href="./Object 2" xlink:type="simple" xlink:show="embed" xlink:actuate="onLoad">
              <loext:p text:style-name="P2">451</loext:p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With Webauthn + Firewall</text:p>
          </table:table-cell>
          <table:table-cell office:value-type="string" calcext:value-type="string">
            <text:p>With Firewall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Firewall No HTTP</text:p>
          </table:table-cell>
        </table:table-row>
        <table:table-row table:style-name="ro3">
          <table:table-cell office:value-type="string" calcext:value-type="string">
            <text:p># Users</text:p>
          </table:table-cell>
          <table:table-cell office:value-type="string" calcext:value-type="string">
            <text:p>ms 95<text:span text:style-name="T1">th</text:span> percenti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147" calcext:value-type="float">
            <text:p>1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173" calcext:value-type="float">
            <text:p>17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181" calcext:value-type="float">
            <text:p>18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3" calcext:value-type="float">
            <text:p>273</text:p>
          </table:table-cell>
          <table:table-cell office:value-type="float" office:value="252" calcext:value-type="float">
            <text:p>252</text:p>
          </table:table-cell>
          <table:table-cell office:value-type="float" office:value="189" calcext:value-type="float">
            <text:p>18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office:value-type="float" office:value="258" calcext:value-type="float">
            <text:p>258</text:p>
          </table:table-cell>
          <table:table-cell office:value-type="float" office:value="197" calcext:value-type="float">
            <text:p>19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3" calcext:value-type="float">
            <text:p>283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3" calcext:value-type="float">
            <text:p>293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0" calcext:value-type="float">
            <text:p>310</text:p>
          </table:table-cell>
          <table:table-cell office:value-type="float" office:value="279" calcext:value-type="float">
            <text:p>279</text:p>
          </table:table-cell>
          <table:table-cell office:value-type="float" office:value="213" calcext:value-type="float">
            <text:p>21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213" calcext:value-type="float">
            <text:p>21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4" calcext:value-type="float">
            <text:p>334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297" calcext:value-type="float">
            <text:p>297</text:p>
          </table:table-cell>
        </table:table-row>
      </table:table>
      <table:table table:name="perf_results_with_sleep" table:style-name="ta1">
        <table:shapes>
          <draw:frame draw:z-index="0" draw:style-name="gr1" draw:text-style-name="P1" svg:width="497.79pt" svg:height="325.22pt" svg:x="79.85pt" svg:y="411.02pt">
            <draw:object draw:notify-on-update-of-ranges="perf_results_with_sleep.B1:perf_results_with_sleep.B1 perf_results_with_sleep.B3:perf_results_with_sleep.B15 perf_results_with_sleep.A3:perf_results_with_sleep.A15 perf_results_with_sleep.C1:perf_results_with_sleep.C1 perf_results_with_sleep.C3:perf_results_with_sleep.C15 perf_results_with_sleep.A3:perf_results_with_sleep.A15 perf_results_with_sleep.D1:perf_results_with_sleep.D1 perf_results_with_sleep.D3:perf_results_with_sleep.D15 perf_results_with_sleep.A3:perf_results_with_sleep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With Webauthn + Firewall</text:p>
          </table:table-cell>
          <table:table-cell office:value-type="string" calcext:value-type="string">
            <text:p>With Firewall</text:p>
          </table:table-cell>
          <table:table-cell office:value-type="string" calcext:value-type="string">
            <text:p>Directly</text:p>
          </table:table-cell>
          <table:table-cell table:number-columns-repeated="7"/>
          <table:table-cell table:style-name="ce7" table:number-columns-repeated="11"/>
        </table:table-row>
        <table:table-row table:style-name="ro3">
          <table:table-cell office:value-type="string" calcext:value-type="string">
            <text:p># Users</text:p>
          </table:table-cell>
          <table:table-cell office:value-type="string" calcext:value-type="string">
            <text:p>ms 95<text:span text:style-name="T1">th</text:span> percentile</text:p>
          </table:table-cell>
          <table:table-cell table:number-columns-repeated="9"/>
          <table:table-cell table:style-name="ce7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table:number-columns-repeated="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6" calcext:value-type="float">
            <text:p>346</text:p>
          </table:table-cell>
          <table:table-cell office:value-type="float" office:value="265" calcext:value-type="float">
            <text:p>265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1" calcext:value-type="float">
            <text:p>481</text:p>
          </table:table-cell>
          <table:table-cell office:value-type="float" office:value="305" calcext:value-type="float">
            <text:p>305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8T21:42:48.400983791</dc:date>
    <meta:editing-duration>P5DT15H12M17S</meta:editing-duration>
    <meta:editing-cycles>16</meta:editing-cycles>
    <meta:generator>LibreOffice/6.0.7.3$Linux_X86_64 LibreOffice_project/00m0$Build-3</meta:generator>
    <meta:document-statistic meta:table-count="3" meta:cell-count="5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2cm" svg:height="11.474cm" xlink:href=".." xlink:type="simple" chart:class="chart:scatter" chart:style-name="ch1">
        <chart:legend svg:x="0cm" svg:y="0cm" style:legend-expansion="custom" chartooo:width="17.562cm" chartooo:height="11.474cm" style:legend-expansion-aspect-ratio="1.53059090116786" chart:style-name="ch2"/>
        <chart:plot-area chart:style-name="ch3" table:cell-range-address="perf_results_with_sleep.A3:perf_results_with_sleep.D15 perf_results_with_sleep.B1:perf_results_with_sleep.D1" chart:data-source-has-labels="row" svg:x="0.351cm" svg:y="0.229cm" svg:width="16.86cm" svg:height="11.016cm">
          <chartooo:coordinate-region svg:x="1.158cm" svg:y="0.429cm" svg:width="15.866cm" svg:height="10.1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erf_results_with_sleep.B3:perf_results_with_sleep.B15" chart:label-cell-address="perf_results_with_sleep.B1:perf_results_with_sleep.B1" chart:class="chart:scatter">
            <chart:domain table:cell-range-address="perf_results_with_sleep.A3:perf_results_with_sleep.A15"/>
            <chart:data-point chart:repeated="13"/>
          </chart:series>
          <chart:series chart:style-name="ch7" chart:values-cell-range-address="perf_results_with_sleep.C3:perf_results_with_sleep.C15" chart:label-cell-address="perf_results_with_sleep.C1:perf_results_with_sleep.C1" chart:class="chart:scatter">
            <chart:data-point chart:repeated="13"/>
          </chart:series>
          <chart:series chart:style-name="ch8" chart:values-cell-range-address="perf_results_with_sleep.D3:perf_results_with_sleep.D15" chart:label-cell-address="perf_results_with_sleep.D1:perf_results_with_sleep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Webauthn + Firewall</text:p>
                <draw:g>
                  <svg:desc>perf_results_with_sleep.B1:perf_results_with_sleep.B1</svg:desc>
                </draw:g>
              </table:table-cell>
              <table:table-cell office:value-type="string">
                <text:p>With Firewall</text:p>
                <draw:g>
                  <svg:desc>perf_results_with_sleep.C1:perf_results_with_sleep.C1</svg:desc>
                </draw:g>
              </table:table-cell>
              <table:table-cell office:value-type="string">
                <text:p>Directly</text:p>
                <draw:g>
                  <svg:desc>perf_results_with_sleep.D1:perf_results_with_sle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_results_with_sleep.A3:perf_results_with_sleep.A15</svg:desc>
                </draw:g>
              </table:table-cell>
              <table:table-cell office:value-type="float" office:value="53">
                <text:p>53</text:p>
                <draw:g>
                  <svg:desc>perf_results_with_sleep.B3:perf_results_with_sleep.B15</svg:desc>
                </draw:g>
              </table:table-cell>
              <table:table-cell office:value-type="float" office:value="48">
                <text:p>48</text:p>
                <draw:g>
                  <svg:desc>perf_results_with_sleep.C3:perf_results_with_sleep.C15</svg:desc>
                </draw:g>
              </table:table-cell>
              <table:table-cell office:value-type="float" office:value="44">
                <text:p>44</text:p>
                <draw:g>
                  <svg:desc>perf_results_with_sleep.D3:perf_results_with_sleep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6">
                <text:p>14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4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8">
                <text:p>188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10">
                <text:p>21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46">
                <text:p>346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81">
                <text:p>481</text:p>
              </table:table-cell>
              <table:table-cell office:value-type="float" office:value="305">
                <text:p>30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2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perf_results.A3:perf_results.D32 perf_results.B1:perf_results.D1" chart:data-source-has-labels="row" svg:x="0.32cm" svg:y="0.18cm" svg:width="15.36cm" svg:height="8.64cm">
          <chartooo:coordinate-region svg:x="1.127cm" svg:y="0.379cm" svg:width="14.3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erf_results.B3:perf_results.B32" chart:label-cell-address="perf_results.B1:perf_results.B1" chart:class="chart:scatter">
            <chart:domain table:cell-range-address="perf_results.A3:perf_results.A32"/>
            <chart:data-point chart:repeated="30"/>
          </chart:series>
          <chart:series chart:style-name="ch7" chart:values-cell-range-address="perf_results.D3:perf_results.D32" chart:label-cell-address="perf_results.D1:perf_results.D1" chart:class="chart:scatter">
            <chart:data-point chart:repeated="30"/>
          </chart:series>
          <chart:series chart:style-name="ch8" chart:values-cell-range-address="perf_results.C3:perf_results.C32" chart:label-cell-address="perf_results.C1:perf_results.C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Webauthn + Firewall</text:p>
                <draw:g>
                  <svg:desc>perf_results.B1:perf_results.B1</svg:desc>
                </draw:g>
              </table:table-cell>
              <table:table-cell office:value-type="string">
                <text:p>Directly</text:p>
                <draw:g>
                  <svg:desc>perf_results.D1:perf_results.D1</svg:desc>
                </draw:g>
              </table:table-cell>
              <table:table-cell office:value-type="string">
                <text:p>With Firewall</text:p>
                <draw:g>
                  <svg:desc>perf_results.C1:perf_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erf_results.A3:perf_results.A32</svg:desc>
                </draw:g>
              </table:table-cell>
              <table:table-cell office:value-type="float" office:value="47">
                <text:p>47</text:p>
                <draw:g>
                  <svg:desc>perf_results.B3:perf_results.B32</svg:desc>
                </draw:g>
              </table:table-cell>
              <table:table-cell office:value-type="float" office:value="38">
                <text:p>38</text:p>
                <draw:g>
                  <svg:desc>perf_results.D3:perf_results.D32</svg:desc>
                </draw:g>
              </table:table-cell>
              <table:table-cell office:value-type="float" office:value="47">
                <text:p>47</text:p>
                <draw:g>
                  <svg:desc>perf_results.C3:perf_results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89">
                <text:p>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95">
                <text:p>9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99">
                <text:p>9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8">
                <text:p>148</text:p>
              </table:table-cell>
              <table:table-cell office:value-type="float" office:value="111">
                <text:p>1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  <table:table-cell office:value-type="float" office:value="112">
                <text:p>1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3">
                <text:p>163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1">
                <text:p>181</text:p>
              </table:table-cell>
              <table:table-cell office:value-type="float" office:value="124">
                <text:p>12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9">
                <text:p>189</text:p>
              </table:table-cell>
              <table:table-cell office:value-type="float" office:value="135">
                <text:p>1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1">
                <text:p>191</text:p>
              </table:table-cell>
              <table:table-cell office:value-type="float" office:value="135">
                <text:p>1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2">
                <text:p>202</text:p>
              </table:table-cell>
              <table:table-cell office:value-type="float" office:value="145">
                <text:p>14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9">
                <text:p>209</text:p>
              </table:table-cell>
              <table:table-cell office:value-type="float" office:value="147">
                <text:p>14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1">
                <text:p>221</text:p>
              </table:table-cell>
              <table:table-cell office:value-type="float" office:value="156">
                <text:p>1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9">
                <text:p>229</text:p>
              </table:table-cell>
              <table:table-cell office:value-type="float" office:value="162">
                <text:p>1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9">
                <text:p>249</text:p>
              </table:table-cell>
              <table:table-cell office:value-type="float" office:value="173">
                <text:p>17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181">
                <text:p>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3">
                <text:p>273</text:p>
              </table:table-cell>
              <table:table-cell office:value-type="float" office:value="189">
                <text:p>18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3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3">
                <text:p>283</text:p>
              </table:table-cell>
              <table:table-cell office:value-type="float" office:value="200">
                <text:p>2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3">
                <text:p>293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0">
                <text:p>310</text:p>
              </table:table-cell>
              <table:table-cell office:value-type="float" office:value="213">
                <text:p>21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23">
                <text:p>323</text:p>
              </table:table-cell>
              <table:table-cell office:value-type="float" office:value="213">
                <text:p>21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220">
                <text:p>220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config_sizes.D35:config_sizes.E77 config_sizes.C32:config_sizes.C32" chart:data-source-has-labels="both" svg:x="0.32cm" svg:y="0.18cm" svg:width="15.36cm" svg:height="8.64cm">
          <chartooo:coordinate-region svg:x="0.756cm" svg:y="0.379cm" svg:width="14.924cm" svg:height="7.649cm"/>
          <chart:axis chart:dimension="x" chart:name="primary-x" chart:style-name="ch4" chartooo:axis-type="auto">
            <chartooo:date-scale/>
            <chart:categories table:cell-range-address="config_sizes.D35:config_sizes.D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fig_sizes.E35:config_sizes.E77" chart:label-cell-address="config_sizes.C32:config_sizes.C32" chart:class="chart:ba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</text:p>
                <draw:g>
                  <svg:desc>config_sizes.C32:config_sizes.C3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nfig_sizes.D35:config_sizes.D77</svg:desc>
                </draw:g>
              </table:table-cell>
              <table:table-cell office:value-type="float" office:value="1">
                <text:p>1</text:p>
                <draw:g>
                  <svg:desc>config_sizes.E35:config_sizes.E7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config_sizes.F35:config_sizes.G56 config_sizes.C32:config_sizes.C32" chart:data-source-has-labels="both" svg:x="0.32cm" svg:y="0.18cm" svg:width="15.36cm" svg:height="8.64cm">
          <chartooo:coordinate-region svg:x="0.756cm" svg:y="0.379cm" svg:width="14.924cm" svg:height="7.794cm"/>
          <chart:axis chart:dimension="x" chart:name="primary-x" chart:style-name="ch4" chartooo:axis-type="auto">
            <chartooo:date-scale/>
            <chart:categories table:cell-range-address="config_sizes.F35:config_sizes.F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fig_sizes.G35:config_sizes.G56" chart:label-cell-address="config_sizes.C32:config_sizes.C32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</text:p>
                <draw:g>
                  <svg:desc>config_sizes.C32:config_sizes.C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config_sizes.F35:config_sizes.F56</svg:desc>
                </draw:g>
              </table:table-cell>
              <table:table-cell office:value-type="float" office:value="8">
                <text:p>8</text:p>
                <draw:g>
                  <svg:desc>config_sizes.G35:config_sizes.G5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